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375in" style:rel-column-width="1651*"/>
    </style:style>
    <style:style style:name="Table1.B" style:family="table-column">
      <style:table-column-properties style:column-width="0.3917in" style:rel-column-width="2723*"/>
    </style:style>
    <style:style style:name="Table1.C" style:family="table-column">
      <style:table-column-properties style:column-width="2.8715in" style:rel-column-width="19966*"/>
    </style:style>
    <style:style style:name="Table1.D" style:family="table-column">
      <style:table-column-properties style:column-width="2.1694in" style:rel-column-width="15084*"/>
    </style:style>
    <style:style style:name="Table1.E" style:family="table-column">
      <style:table-column-properties style:column-width="3.7549in" style:rel-column-width="261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A5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officeooo:rsid="0000d618" officeooo:paragraph-rsid="0000d618" style:font-size-asian="11pt" style:font-size-complex="11pt"/>
    </style:style>
    <style:style style:name="P3" style:family="paragraph" style:parent-style-name="Table_20_Contents">
      <style:text-properties fo:font-size="11pt" officeooo:rsid="000292ed" officeooo:paragraph-rsid="000292ed" style:font-size-asian="11pt" style:font-size-complex="11pt"/>
    </style:style>
    <style:style style:name="P4" style:family="paragraph" style:parent-style-name="Table_20_Contents">
      <style:text-properties fo:font-size="11pt" officeooo:rsid="000292ed" officeooo:paragraph-rsid="000483e8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officeooo:rsid="0000d618" officeooo:paragraph-rsid="0000d618" style:font-size-asian="11pt" style:font-size-complex="11pt" style:text-rotation-angle="90" style:text-rotation-scale="line-height"/>
    </style:style>
    <style:style style:name="P6" style:family="paragraph" style:parent-style-name="Table_20_Contents">
      <style:text-properties fo:font-size="11pt" officeooo:rsid="0000d618" officeooo:paragraph-rsid="0000d618" style:font-size-asian="11pt" style:font-size-complex="11pt" style:text-rotation-angle="90" style:text-rotation-scale="line-height"/>
    </style:style>
    <style:style style:name="P7" style:family="paragraph" style:parent-style-name="Table_20_Contents">
      <style:text-properties fo:font-size="11pt" officeooo:rsid="000292ed" officeooo:paragraph-rsid="000292ed" style:font-size-asian="11pt" style:font-size-complex="11pt" style:text-rotation-angle="90" style:text-rotation-scale="line-height"/>
    </style:style>
    <style:style style:name="P8" style:family="paragraph" style:parent-style-name="Table_20_Contents">
      <style:text-properties fo:font-size="11pt" officeooo:rsid="000292ed" officeooo:paragraph-rsid="002a9e24" style:font-size-asian="11pt" style:font-size-complex="11pt" style:text-rotation-angle="90" style:text-rotation-scale="line-height"/>
    </style:style>
    <style:style style:name="P9" style:family="paragraph" style:parent-style-name="Table_20_Contents">
      <style:text-properties fo:font-size="11pt" officeooo:rsid="000483e8" officeooo:paragraph-rsid="000483e8" style:font-size-asian="11pt" style:font-size-complex="11pt"/>
    </style:style>
    <style:style style:name="P10" style:family="paragraph" style:parent-style-name="Table_20_Contents">
      <style:text-properties fo:font-size="11pt" officeooo:rsid="000483e8" officeooo:paragraph-rsid="00220901" style:font-size-asian="11pt" style:font-size-complex="11pt"/>
    </style:style>
    <style:style style:name="P11" style:family="paragraph" style:parent-style-name="Table_20_Contents">
      <style:text-properties fo:font-size="11pt" officeooo:rsid="000483e8" officeooo:paragraph-rsid="0038b8d1" style:font-size-asian="11pt" style:font-size-complex="11pt"/>
    </style:style>
    <style:style style:name="P12" style:family="paragraph" style:parent-style-name="Table_20_Contents">
      <style:text-properties fo:font-size="11pt" officeooo:rsid="00060ece" officeooo:paragraph-rsid="00060ece" style:font-size-asian="11pt" style:font-size-complex="11pt"/>
    </style:style>
    <style:style style:name="P13" style:family="paragraph" style:parent-style-name="Table_20_Contents">
      <style:text-properties fo:font-size="11pt" officeooo:rsid="0006e352" officeooo:paragraph-rsid="0006e352" style:font-size-asian="11pt" style:font-size-complex="11pt"/>
    </style:style>
    <style:style style:name="P14" style:family="paragraph" style:parent-style-name="Table_20_Contents">
      <style:text-properties fo:font-size="11pt" officeooo:rsid="0006e352" officeooo:paragraph-rsid="00402dbf" style:font-size-asian="11pt" style:font-size-complex="11pt"/>
    </style:style>
    <style:style style:name="P15" style:family="paragraph" style:parent-style-name="Table_20_Contents">
      <style:text-properties fo:font-size="11pt" officeooo:rsid="0006e352" officeooo:paragraph-rsid="00421b7c" style:font-size-asian="11pt" style:font-size-complex="11pt"/>
    </style:style>
    <style:style style:name="P16" style:family="paragraph" style:parent-style-name="Table_20_Contents">
      <style:text-properties fo:font-size="11pt" officeooo:rsid="0008b41a" officeooo:paragraph-rsid="0008b41a" style:font-size-asian="11pt" style:font-size-complex="11pt"/>
    </style:style>
    <style:style style:name="P17" style:family="paragraph" style:parent-style-name="Table_20_Contents">
      <style:text-properties fo:font-size="11pt" officeooo:rsid="0008b41a" officeooo:paragraph-rsid="002c5260" style:font-size-asian="11pt" style:font-size-complex="11pt"/>
    </style:style>
    <style:style style:name="P18" style:family="paragraph" style:parent-style-name="Table_20_Contents">
      <style:text-properties fo:font-size="11pt" officeooo:rsid="000a6741" officeooo:paragraph-rsid="000a6741" style:font-size-asian="11pt" style:font-size-complex="11pt"/>
    </style:style>
    <style:style style:name="P19" style:family="paragraph" style:parent-style-name="Table_20_Contents">
      <style:text-properties fo:font-size="11pt" officeooo:rsid="000a6741" officeooo:paragraph-rsid="00187692" style:font-size-asian="11pt" style:font-size-complex="11pt"/>
    </style:style>
    <style:style style:name="P20" style:family="paragraph" style:parent-style-name="Table_20_Contents">
      <style:text-properties fo:font-size="11pt" officeooo:rsid="000a6741" officeooo:paragraph-rsid="001e5c97" style:font-size-asian="11pt" style:font-size-complex="11pt"/>
    </style:style>
    <style:style style:name="P21" style:family="paragraph" style:parent-style-name="Table_20_Contents">
      <style:text-properties fo:font-size="11pt" officeooo:rsid="000a6741" officeooo:paragraph-rsid="00220901" style:font-size-asian="11pt" style:font-size-complex="11pt"/>
    </style:style>
    <style:style style:name="P22" style:family="paragraph" style:parent-style-name="Table_20_Contents">
      <style:text-properties fo:font-size="11pt" officeooo:rsid="000a6741" officeooo:paragraph-rsid="00233aaa" style:font-size-asian="11pt" style:font-size-complex="11pt"/>
    </style:style>
    <style:style style:name="P23" style:family="paragraph" style:parent-style-name="Table_20_Contents">
      <style:text-properties fo:font-size="11pt" officeooo:rsid="000a6741" officeooo:paragraph-rsid="0026e4a8" style:font-size-asian="11pt" style:font-size-complex="11pt"/>
    </style:style>
    <style:style style:name="P24" style:family="paragraph" style:parent-style-name="Table_20_Contents">
      <style:text-properties fo:font-size="11pt" officeooo:rsid="000a6741" officeooo:paragraph-rsid="0028b558" style:font-size-asian="11pt" style:font-size-complex="11pt"/>
    </style:style>
    <style:style style:name="P25" style:family="paragraph" style:parent-style-name="Table_20_Contents">
      <style:text-properties fo:font-size="11pt" officeooo:rsid="000a6741" officeooo:paragraph-rsid="0019a7f2" style:font-size-asian="11pt" style:font-size-complex="11pt"/>
    </style:style>
    <style:style style:name="P26" style:family="paragraph" style:parent-style-name="Table_20_Contents">
      <style:text-properties fo:font-size="11pt" officeooo:rsid="000a6741" officeooo:paragraph-rsid="0031df64" style:font-size-asian="11pt" style:font-size-complex="11pt"/>
    </style:style>
    <style:style style:name="P27" style:family="paragraph" style:parent-style-name="Table_20_Contents">
      <style:text-properties fo:font-size="11pt" officeooo:rsid="000a6741" officeooo:paragraph-rsid="0032fa86" style:font-size-asian="11pt" style:font-size-complex="11pt"/>
    </style:style>
    <style:style style:name="P28" style:family="paragraph" style:parent-style-name="Table_20_Contents">
      <style:text-properties fo:font-size="11pt" officeooo:rsid="000a6741" officeooo:paragraph-rsid="003394f1" style:font-size-asian="11pt" style:font-size-complex="11pt"/>
    </style:style>
    <style:style style:name="P29" style:family="paragraph" style:parent-style-name="Table_20_Contents">
      <style:text-properties fo:font-size="11pt" officeooo:rsid="000a6741" officeooo:paragraph-rsid="00354f42" style:font-size-asian="11pt" style:font-size-complex="11pt"/>
    </style:style>
    <style:style style:name="P30" style:family="paragraph" style:parent-style-name="Table_20_Contents">
      <style:text-properties fo:font-size="11pt" officeooo:rsid="000e1132" officeooo:paragraph-rsid="002c5260" style:font-size-asian="11pt" style:font-size-complex="11pt"/>
    </style:style>
    <style:style style:name="P31" style:family="paragraph" style:parent-style-name="Table_20_Contents">
      <style:text-properties fo:font-size="11pt" officeooo:rsid="000e1132" officeooo:paragraph-rsid="002d9a92" style:font-size-asian="11pt" style:font-size-complex="11pt"/>
    </style:style>
    <style:style style:name="P32" style:family="paragraph" style:parent-style-name="Table_20_Contents">
      <style:text-properties fo:font-size="11pt" officeooo:rsid="000e1132" officeooo:paragraph-rsid="0038b8d1" style:font-size-asian="11pt" style:font-size-complex="11pt"/>
    </style:style>
    <style:style style:name="P33" style:family="paragraph" style:parent-style-name="Table_20_Contents">
      <style:text-properties fo:font-size="11pt" officeooo:rsid="0014094b" officeooo:paragraph-rsid="0014094b" style:font-size-asian="11pt" style:font-size-complex="11pt"/>
    </style:style>
    <style:style style:name="P34" style:family="paragraph" style:parent-style-name="Table_20_Contents">
      <style:text-properties fo:font-size="11pt" officeooo:rsid="00233aaa" officeooo:paragraph-rsid="00233aaa" style:font-size-asian="11pt" style:font-size-complex="11pt"/>
    </style:style>
    <style:style style:name="P35" style:family="paragraph" style:parent-style-name="Table_20_Contents">
      <style:text-properties fo:font-size="11pt" officeooo:rsid="0028b558" officeooo:paragraph-rsid="0028b558" style:font-size-asian="11pt" style:font-size-complex="11pt"/>
    </style:style>
    <style:style style:name="P36" style:family="paragraph" style:parent-style-name="Table_20_Contents">
      <style:text-properties fo:font-size="11pt" officeooo:rsid="002a9e24" officeooo:paragraph-rsid="002a9e24" style:font-size-asian="11pt" style:font-size-complex="11pt"/>
    </style:style>
    <style:style style:name="P37" style:family="paragraph" style:parent-style-name="Table_20_Contents">
      <style:text-properties fo:font-size="11pt" officeooo:rsid="002a9e24" officeooo:paragraph-rsid="002c5260" style:font-size-asian="11pt" style:font-size-complex="11pt"/>
    </style:style>
    <style:style style:name="P38" style:family="paragraph" style:parent-style-name="Table_20_Contents">
      <style:text-properties fo:font-size="11pt" officeooo:rsid="002c5260" officeooo:paragraph-rsid="002c5260" style:font-size-asian="11pt" style:font-size-complex="11pt"/>
    </style:style>
    <style:style style:name="P39" style:family="paragraph" style:parent-style-name="Table_20_Contents">
      <style:text-properties fo:font-size="11pt" officeooo:rsid="002d9a92" officeooo:paragraph-rsid="002d9a92" style:font-size-asian="11pt" style:font-size-complex="11pt"/>
    </style:style>
    <style:style style:name="P40" style:family="paragraph" style:parent-style-name="Table_20_Contents">
      <style:text-properties fo:font-size="11pt" officeooo:rsid="001e5c97" officeooo:paragraph-rsid="002d9a92" style:font-size-asian="11pt" style:font-size-complex="11pt"/>
    </style:style>
    <style:style style:name="P41" style:family="paragraph" style:parent-style-name="Table_20_Contents">
      <style:text-properties fo:font-size="11pt" officeooo:rsid="00354f42" officeooo:paragraph-rsid="00354f42" style:font-size-asian="11pt" style:font-size-complex="11pt"/>
    </style:style>
    <style:style style:name="P42" style:family="paragraph" style:parent-style-name="Table_20_Contents">
      <style:text-properties fo:font-size="11pt" officeooo:paragraph-rsid="0036ce19" style:font-size-asian="11pt" style:font-size-complex="11pt"/>
    </style:style>
    <style:style style:name="P43" style:family="paragraph" style:parent-style-name="Table_20_Contents">
      <style:text-properties fo:font-size="11pt" officeooo:rsid="0038b8d1" officeooo:paragraph-rsid="0038b8d1" style:font-size-asian="11pt" style:font-size-complex="11pt"/>
    </style:style>
    <style:style style:name="P44" style:family="paragraph" style:parent-style-name="Table_20_Contents">
      <style:text-properties fo:font-size="11pt" officeooo:rsid="00421b7c" officeooo:paragraph-rsid="00421b7c" style:font-size-asian="11pt" style:font-size-complex="11pt"/>
    </style:style>
    <style:style style:name="P45" style:family="paragraph" style:parent-style-name="Table_20_Contents">
      <style:text-properties fo:font-size="11pt" officeooo:rsid="00421b7c" officeooo:paragraph-rsid="0042e1f6" style:font-size-asian="11pt" style:font-size-complex="11pt"/>
    </style:style>
    <style:style style:name="P46" style:family="paragraph" style:parent-style-name="Standard">
      <style:text-properties officeooo:rsid="0000d618" officeooo:paragraph-rsid="0000d618"/>
    </style:style>
    <style:style style:name="P47" style:family="paragraph" style:parent-style-name="Standard">
      <style:text-properties fo:font-weight="bold" officeooo:rsid="0000d618" officeooo:paragraph-rsid="0000d618" style:font-weight-asian="bold" style:font-weight-complex="bold"/>
    </style:style>
    <style:style style:name="P48" style:family="paragraph" style:parent-style-name="Standard">
      <style:text-properties fo:font-weight="bold" officeooo:rsid="003e58fc" officeooo:paragraph-rsid="003e58fc" style:font-weight-asian="bold" style:font-weight-complex="bold"/>
    </style:style>
    <style:style style:name="P49" style:family="paragraph" style:parent-style-name="Table_20_Contents">
      <style:text-properties fo:font-size="11pt" officeooo:rsid="00421b7c" officeooo:paragraph-rsid="0044756b" style:font-size-asian="11pt" style:font-size-complex="11pt"/>
    </style:style>
    <style:style style:name="P50" style:family="paragraph" style:parent-style-name="Table_20_Contents">
      <style:text-properties fo:font-size="11pt" officeooo:rsid="0008b41a" officeooo:paragraph-rsid="0046f223" style:font-size-asian="11pt" style:font-size-complex="11pt"/>
    </style:style>
    <style:style style:name="P51" style:family="paragraph" style:parent-style-name="Table_20_Contents">
      <style:text-properties fo:font-size="11pt" officeooo:rsid="0046f223" officeooo:paragraph-rsid="0046f223" style:font-size-asian="11pt" style:font-size-complex="11pt"/>
    </style:style>
    <style:style style:name="P52" style:family="paragraph" style:parent-style-name="Table_20_Contents">
      <style:text-properties fo:font-size="11pt" officeooo:rsid="002d9a92" officeooo:paragraph-rsid="0046f223" style:font-size-asian="11pt" style:font-size-complex="11pt"/>
    </style:style>
    <style:style style:name="P53" style:family="paragraph" style:parent-style-name="Table_20_Contents">
      <style:text-properties fo:font-size="11pt" officeooo:rsid="00370fb9" officeooo:paragraph-rsid="00384c2b" style:font-size-asian="11pt" style:font-size-complex="11pt"/>
    </style:style>
    <style:style style:name="P54" style:family="paragraph" style:parent-style-name="Table_20_Contents">
      <style:text-properties fo:font-size="11pt" officeooo:rsid="00370fb9" officeooo:paragraph-rsid="00370fb9" style:font-size-asian="11pt" style:font-size-complex="11pt"/>
    </style:style>
    <style:style style:name="P55" style:family="paragraph" style:parent-style-name="Table_20_Contents">
      <style:text-properties fo:font-size="11pt" officeooo:rsid="001e5c97" officeooo:paragraph-rsid="00384c2b" style:font-size-asian="11pt" style:font-size-complex="11pt"/>
    </style:style>
    <style:style style:name="P56" style:family="paragraph" style:parent-style-name="Table_20_Contents">
      <style:text-properties fo:font-size="11pt" officeooo:rsid="001e5c97" officeooo:paragraph-rsid="002d9a92" style:font-size-asian="11pt" style:font-size-complex="11pt"/>
    </style:style>
    <style:style style:name="P57" style:family="paragraph" style:parent-style-name="Table_20_Contents">
      <style:text-properties fo:font-size="11pt" officeooo:rsid="00384c2b" officeooo:paragraph-rsid="00384c2b" style:font-size-asian="11pt" style:font-size-complex="11pt"/>
    </style:style>
    <style:style style:name="P58" style:family="paragraph" style:parent-style-name="Table_20_Contents">
      <style:text-properties fo:font-size="11pt" officeooo:rsid="0048a95d" officeooo:paragraph-rsid="0048a95d" style:font-size-asian="11pt" style:font-size-complex="11pt"/>
    </style:style>
    <style:style style:name="P59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officeooo:paragraph-rsid="000483e8"/>
    </style:style>
    <style:style style:name="P60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0292ed" officeooo:paragraph-rsid="000483e8" style:font-size-asian="11pt" style:font-size-complex="11pt"/>
    </style:style>
    <style:style style:name="P61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181dc7" officeooo:paragraph-rsid="00181dc7" style:font-size-asian="11pt" style:font-size-complex="11pt"/>
    </style:style>
    <style:style style:name="P62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0483e8" officeooo:paragraph-rsid="000483e8" style:font-size-asian="11pt" style:font-size-complex="11pt"/>
    </style:style>
    <style:style style:name="P63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1e5c97" officeooo:paragraph-rsid="001e5c97" style:font-size-asian="11pt" style:font-size-complex="11pt"/>
    </style:style>
    <style:style style:name="P64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1fd423" officeooo:paragraph-rsid="001fd423" style:font-size-asian="11pt" style:font-size-complex="11pt"/>
    </style:style>
    <style:style style:name="P65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20901" officeooo:paragraph-rsid="00220901" style:font-size-asian="11pt" style:font-size-complex="11pt"/>
    </style:style>
    <style:style style:name="P66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33aaa" officeooo:paragraph-rsid="00233aaa" style:font-size-asian="11pt" style:font-size-complex="11pt"/>
    </style:style>
    <style:style style:name="P67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4ddf2" officeooo:paragraph-rsid="0024ddf2" style:font-size-asian="11pt" style:font-size-complex="11pt"/>
    </style:style>
    <style:style style:name="P68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6e4a8" officeooo:paragraph-rsid="0026e4a8" style:font-size-asian="11pt" style:font-size-complex="11pt"/>
    </style:style>
    <style:style style:name="P69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073c1e" officeooo:paragraph-rsid="0028b558" style:font-size-asian="11pt" style:font-size-complex="11pt"/>
    </style:style>
    <style:style style:name="P70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0a6741" officeooo:paragraph-rsid="000a6741" style:font-size-asian="11pt" style:font-size-complex="11pt"/>
    </style:style>
    <style:style style:name="P71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0a6741" officeooo:paragraph-rsid="0046f223" style:font-size-asian="11pt" style:font-size-complex="11pt"/>
    </style:style>
    <style:style style:name="P72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a07e7" officeooo:paragraph-rsid="002a07e7" style:font-size-asian="11pt" style:font-size-complex="11pt"/>
    </style:style>
    <style:style style:name="P73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a07e7" officeooo:paragraph-rsid="0046f223" style:font-size-asian="11pt" style:font-size-complex="11pt"/>
    </style:style>
    <style:style style:name="P74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fo:font-size="11pt" officeooo:rsid="002f6189" officeooo:paragraph-rsid="002f6189" style:font-size-asian="11pt" style:font-size-complex="11pt"/>
    </style:style>
    <style:style style:name="T1" style:family="text">
      <style:text-properties officeooo:rsid="000292ed"/>
    </style:style>
    <style:style style:name="T2" style:family="text">
      <style:text-properties fo:font-size="11pt" officeooo:rsid="000292ed" style:font-size-asian="11pt" style:font-size-complex="11pt"/>
    </style:style>
    <style:style style:name="T3" style:family="text">
      <style:text-properties fo:font-size="11pt" officeooo:rsid="000483e8" style:font-size-asian="11pt" style:font-size-complex="11pt"/>
    </style:style>
    <style:style style:name="T4" style:family="text">
      <style:text-properties officeooo:rsid="000a6741"/>
    </style:style>
    <style:style style:name="T5" style:family="text">
      <style:text-properties officeooo:rsid="000e1132"/>
    </style:style>
    <style:style style:name="T6" style:family="text">
      <style:text-properties officeooo:rsid="00168f38"/>
    </style:style>
    <style:style style:name="T7" style:family="text">
      <style:text-properties officeooo:rsid="00187692"/>
    </style:style>
    <style:style style:name="T8" style:family="text">
      <style:text-properties officeooo:rsid="001d80eb"/>
    </style:style>
    <style:style style:name="T9" style:family="text">
      <style:text-properties officeooo:rsid="001e5c97"/>
    </style:style>
    <style:style style:name="T10" style:family="text">
      <style:text-properties officeooo:rsid="00202159"/>
    </style:style>
    <style:style style:name="T11" style:family="text">
      <style:text-properties officeooo:rsid="00220901"/>
    </style:style>
    <style:style style:name="T12" style:family="text">
      <style:text-properties officeooo:rsid="00233aaa"/>
    </style:style>
    <style:style style:name="T13" style:family="text">
      <style:text-properties officeooo:rsid="0026e4a8"/>
    </style:style>
    <style:style style:name="T14" style:family="text">
      <style:text-properties officeooo:rsid="0028b558"/>
    </style:style>
    <style:style style:name="T15" style:family="text">
      <style:text-properties officeooo:rsid="002a9e24"/>
    </style:style>
    <style:style style:name="T16" style:family="text">
      <style:text-properties officeooo:rsid="002f6189"/>
    </style:style>
    <style:style style:name="T17" style:family="text">
      <style:text-properties officeooo:rsid="00300846"/>
    </style:style>
    <style:style style:name="T18" style:family="text">
      <style:text-properties officeooo:rsid="0042e1f6"/>
    </style:style>
    <style:style style:name="T19" style:family="text">
      <style:text-properties officeooo:rsid="0006e352"/>
    </style:style>
    <style:style style:name="T20" style:family="text">
      <style:text-properties officeooo:rsid="0046f2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Estadística Multivariada – Sociología FACSO 2019</text:p>
      <text:p text:style-name="P48">Juan Carlos Castillo &amp; Alejandro Plaza</text:p>
      <text:p text:style-name="P48"/>
      <text:p text:style-name="P47">Programación de sesiones (Lunes 10:00 a 12:50)</text:p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2">Fecha</text:p>
          </table:table-cell>
          <table:covered-table-cell/>
          <table:table-cell table:style-name="Table1.A1" office:value-type="string">
            <text:p text:style-name="P3">Contenidos</text:p>
          </table:table-cell>
          <table:table-cell table:style-name="Table1.A1" office:value-type="string">
            <text:p text:style-name="P2"><text:span text:style-name="T10">Guías</text:span> / <text:span text:style-name="T1">Evaluaciones / Ayudantías</text:span></text:p>
          </table:table-cell>
          <table:table-cell table:style-name="Table1.E1" office:value-type="string">
            <text:p text:style-name="P2"><text:span text:style-name="T7">Lecturas</text:span> <text:span text:style-name="T7">(*obligatoria; detalles de referencias en el programa)</text:span></text:p>
          </table:table-cell>
        </table:table-row>
        <table:table-row>
          <table:table-cell table:style-name="Table1.A2" table:number-rows-spanned="3" office:value-type="string">
            <text:p text:style-name="P5">Marzo <text:s text:c="3"/>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4">1. Introducción</text:p>
            <text:list xml:id="list6971834524536068225" text:style-name="L1">
              <text:list-item>
                <text:p text:style-name="P59"><text:span text:style-name="T3">P</text:span><text:span text:style-name="T2">rograma </text:span><text:span text:style-name="T3">y forma de trabajo</text:span></text:p>
              </text:list-item>
              <text:list-item>
                <text:p text:style-name="P60">Modelos y explicación en ciencias sociales</text:p>
              </text:list-item>
            </text:list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18"/>
            <text:p text:style-name="P18"/>
          </table:table-cell>
        </table:table-row>
        <table:table-row>
          <table:covered-table-cell/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9">2. Bases</text:p>
            <text:list xml:id="list85324325575371" text:continue-numbering="true" text:style-name="L1">
              <text:list-item>
                <text:p text:style-name="P61">Modelos estadísticos </text:p>
              </text:list-item>
              <text:list-item>
                <text:p text:style-name="P62">Varianza y covarianza</text:p>
              </text:list-item>
              <text:list-item>
                <text:p text:style-name="P62">Correlación</text:p>
              </text:list-item>
              <text:list-item>
                <text:p text:style-name="P63">Control estadístico</text:p>
              </text:list-item>
            </text:list>
          </table:table-cell>
          <table:table-cell table:style-name="Table1.A2" office:value-type="string">
            <text:p text:style-name="P32">Introducción / Repaso R</text:p>
            <text:p text:style-name="P11"/>
          </table:table-cell>
          <table:table-cell table:style-name="Table1.E2" office:value-type="string">
            <text:p text:style-name="P33">- *Lizon (2006)</text:p>
            <text:p text:style-name="P33">- *<text:span text:style-name="T6">Linares (2018) Sociología y teoría social analíticas, cap. 2: La explicación en ciencias sociales</text:span></text:p>
            <text:p text:style-name="P33">- <text:span text:style-name="T6">Gonzalez (2006) Reseña de “On Sociology” (Goldthorpe) y “Social Mechanisms” (Hedström &amp; Swedberg)</text:span></text:p>
            <text:p text:style-name="P19">- <text:span text:style-name="T8">Salgado (2009) Construyendo explicaciones en sociología</text:span></text:p>
          </table:table-cell>
        </table:table-row>
        <table:table-row>
          <table:covered-table-cell/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9">3. Regresión simple <text:span text:style-name="T11">I</text:span></text:p>
            <text:list xml:id="list85325089265425" text:continue-numbering="true" text:style-name="L1">
              <text:list-item>
                <text:p text:style-name="P64">Nube de puntos</text:p>
              </text:list-item>
              <text:list-item>
                <text:p text:style-name="P64">Distribución condicional</text:p>
              </text:list-item>
              <text:list-item>
                <text:p text:style-name="P64">Mínimos cuadrados y recta de regresión</text:p>
              </text:list-item>
            </text:list>
          </table:table-cell>
          <table:table-cell table:style-name="Table1.A2" office:value-type="string">
            <text:p text:style-name="P12">Regresión simple en R: estimación <text:span text:style-name="T11">y visualización</text:span></text:p>
            <text:p text:style-name="P12"/>
          </table:table-cell>
          <table:table-cell table:style-name="Table1.E2" office:value-type="string">
            <text:p text:style-name="P25">- *<text:span text:style-name="T17">Wooldridge (2010) Cap 2: El modelo de regresión simple (22-36)</text:span></text:p>
            <text:p text:style-name="P20">- <text:span text:style-name="T9">Darlington &amp; Hayes 2016 Cap2 The simple regression model</text:span></text:p>
          </table:table-cell>
        </table:table-row>
        <table:table-row table:style-name="Table1.5">
          <table:table-cell table:style-name="Table1.A5" table:number-rows-spanned="5" office:value-type="string">
            <text:p text:style-name="P6">Abril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9">4. Regresión simple II</text:p>
            <text:list xml:id="list85324364488746" text:continue-numbering="true" text:style-name="L1">
              <text:list-item>
                <text:p text:style-name="P65">Regresión vs correlación</text:p>
              </text:list-item>
              <text:list-item>
                <text:p text:style-name="P65">Residuos y ajuste general (R2)</text:p>
              </text:list-item>
            </text:list>
          </table:table-cell>
          <table:table-cell table:style-name="Table1.A2" office:value-type="string">
            <text:p text:style-name="P38">Presentación pauta de Trabajo del curso</text:p>
          </table:table-cell>
          <table:table-cell table:style-name="Table1.E2" office:value-type="string">
            <text:p text:style-name="P26">- *<text:span text:style-name="T17">Wooldridge (2010) Cap 2: El modelo de regresión simple (36-41)</text:span></text:p>
            <text:p text:style-name="P21">- <text:span text:style-name="T9">Darlington &amp; Hayes 2016 Cap2 The simple regression model</text:span></text:p>
          </table:table-cell>
        </table:table-row>
        <table:table-row>
          <table:covered-table-cell/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4">5. Regresión múltiple</text:p>
            <text:list xml:id="list85323601476308" text:continue-numbering="true" text:style-name="L1">
              <text:list-item>
                <text:p text:style-name="P66">Coeficientes de regresión parcial</text:p>
              </text:list-item>
              <text:list-item>
                <text:p text:style-name="P66">Correlación parcial y semiparcial</text:p>
              </text:list-item>
              <text:list-item>
                <text:p text:style-name="P66">Estandarización</text:p>
              </text:list-item>
            </text:list>
          </table:table-cell>
          <table:table-cell table:style-name="Table1.A2" office:value-type="string">
            <text:p text:style-name="P10">Control 1</text:p>
          </table:table-cell>
          <table:table-cell table:style-name="Table1.E2" office:value-type="string">
            <text:p text:style-name="P27">- *<text:span text:style-name="T17">Wooldridge (2010) Cap 3: Análisis de regresión múltiple: estimación (68-104)</text:span></text:p>
            <text:p text:style-name="P22">- <text:span text:style-name="T9">Darlington &amp; Hayes 2016 Cap3 Partial relationship and multiple regression</text:span></text:p>
          </table:table-cell>
        </table:table-row>
        <table:table-row>
          <table:covered-table-cell/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13">6. <text:span text:style-name="T12">Regresión e inferencia</text:span></text:p>
            <text:list xml:id="list85324026795062" text:continue-numbering="true" text:style-name="L1">
              <text:list-item>
                <text:p text:style-name="P67">Conceptos y supuestos</text:p>
              </text:list-item>
              <text:list-item>
                <text:p text:style-name="P67">Tabla ANOVA</text:p>
              </text:list-item>
              <text:list-item>
                <text:p text:style-name="P67">Inferencia sobre correlación múltiple</text:p>
              </text:list-item>
              <text:list-item>
                <text:p text:style-name="P67">Inferencia sobre coeficientes </text:p>
              </text:list-item>
            </text:list>
          </table:table-cell>
          <table:table-cell table:style-name="Table1.A2" office:value-type="string">
            <text:p text:style-name="P43">Regresión multiple</text:p>
            <text:p text:style-name="P11"/>
          </table:table-cell>
          <table:table-cell table:style-name="Table1.E2" office:value-type="string">
            <text:p text:style-name="P28">- *<text:span text:style-name="T17">Wooldridge (2010) Cap 4: Análisis de regresión múltiple: estimación (117-156)</text:span></text:p>
            <text:p text:style-name="P23">- <text:span text:style-name="T9">Darlington &amp; Hayes 2016 Cap 4 Statistical inference in Regression</text:span></text:p>
          </table:table-cell>
        </table:table-row>
        <table:table-row>
          <table:covered-table-cell/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13">7. <text:span text:style-name="T13">Predictores</text:span></text:p>
            <text:list xml:id="list85323478760361" text:continue-numbering="true" text:style-name="L1">
              <text:list-item>
                <text:p text:style-name="P68">Predictores categóricos</text:p>
              </text:list-item>
              <text:list-item>
                <text:p text:style-name="P68">Selección de predictores, setwise &amp; stepwise</text:p>
              </text:list-item>
            </text:list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29">- *<text:span text:style-name="T17">Wooldridge (2010) Cap 7: Análisis de regresión múltiple con información cualitativa (225-246)</text:span></text:p>
            <text:p text:style-name="P41"><text:span text:style-name="T4">- *Wooldridge (2010) Cap </text:span>6<text:span text:style-name="T4">: Análisis de regresión múltiple: </text:span>Temas adicionales (199-205)</text:p>
            <text:p text:style-name="P24">- <text:span text:style-name="T9">Darlington &amp; Hayes 2016 Cap5 Extending regression analysis principles &amp; Cap 7 Regression for prediction</text:span></text:p>
          </table:table-cell>
        </table:table-row>
        <table:table-row>
          <table:covered-table-cell/>
          <table:table-cell table:style-name="Table1.A2" office:value-type="string">
            <text:p text:style-name="P3">29</text:p>
          </table:table-cell>
          <table:table-cell table:style-name="Table1.A2" office:value-type="string">
            <text:p text:style-name="P13">8. <text:span text:style-name="T14">Intepretación</text:span></text:p>
            <text:list xml:id="list85323729343922" text:continue-numbering="true" text:style-name="L1">
              <text:list-item>
                <text:p text:style-name="P69">Ejemplos</text:p>
              </text:list-item>
              <text:list-item>
                <text:p text:style-name="P69">Datos</text:p>
              </text:list-item>
              <text:list-item>
                <text:p text:style-name="P69">Definición de temas de trabajo</text:p>
              </text:list-item>
            </text:list>
          </table:table-cell>
          <table:table-cell table:style-name="Table1.A2" office:value-type="string">
            <text:p text:style-name="P45">Taller 1: Manejo de bases de datos (abrir, filtrar, recodificar, descriptivos básicos)</text:p>
            <text:p text:style-name="P45"/>
            <text:p text:style-name="P45"/>
          </table:table-cell>
          <table:table-cell table:style-name="Table1.E2" office:value-type="string">
            <text:p text:style-name="P42">- * <text:span text:style-name="T4">Wooldridge (2010) Cap 19: Realización de un proyecto empírico (668-694)</text:span></text:p>
          </table:table-cell>
        </table:table-row>
        <table:table-row table:style-name="Table1.5">
          <table:table-cell table:style-name="Table1.A5" table:number-rows-spanned="4" office:value-type="string">
            <text:p text:style-name="P7">Mayo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5"><text:span text:style-name="T15">9. </text:span>Asesorías trabajo<text:span text:style-name="T15">s</text:span></text:p>
          </table:table-cell>
          <table:table-cell table:style-name="Table1.A2" office:value-type="string">
            <text:p text:style-name="P14"/>
            <text:p text:style-name="P44"/>
            <text:p text:style-name="P15"/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50">10. <text:span text:style-name="T19">Control 2</text:span></text:p>
            <text:p text:style-name="P51">Asesorías trabajos</text:p>
          </table:table-cell>
          <table:table-cell table:style-name="Table1.A2" office:value-type="string">
            <text:p text:style-name="P45">Taller 2: Reporte y visualización regresión</text:p>
          </table:table-cell>
          <table:table-cell table:style-name="Table1.E2" office:value-type="string">
            <text:p text:style-name="P55"/>
          </table:table-cell>
        </table:table-row>
        <table:table-row>
          <table:covered-table-cell/>
          <table:table-cell table:style-name="Table1.A2" office:value-type="string">
            <text:p text:style-name="P3">(20)</text:p>
          </table:table-cell>
          <table:table-cell table:style-name="Table1.A2" office:value-type="string">
            <text:p text:style-name="P16">11. <text:span text:style-name="T20">(no hay clases)</text:span></text:p>
          </table:table-cell>
          <table:table-cell table:style-name="Table1.A2" office:value-type="string">
            <text:p text:style-name="P31">Entrega 1 Trabajo <text:span text:style-name="T20">(Viernes 24)</text:span></text:p>
          </table:table-cell>
          <table:table-cell table:style-name="Table1.E2" office:value-type="string">
            <text:p text:style-name="P53"/>
          </table:table-cell>
        </table:table-row>
        <table:table-row>
          <table:covered-table-cell/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50">12. Regresión log<text:span text:style-name="T4">í</text:span>stica I</text:p>
            <text:list xml:id="list85324608966013" text:continue-numbering="true" text:style-name="L1">
              <text:list-item>
                <text:p text:style-name="P71">Probabilidades</text:p>
              </text:list-item>
              <text:list-item>
                <text:p text:style-name="P71">Odds ratios</text:p>
              </text:list-item>
            </text:list>
          </table:table-cell>
          <table:table-cell table:style-name="Table1.A2" office:value-type="string">
            <text:p text:style-name="P49">Taller 3: Markdown / Rmarkdown <text:span text:style-name="T18">y reportes dinámicos</text:span></text:p>
            <text:p text:style-name="P49"/>
            <text:p text:style-name="P51">Controles recuperativos</text:p>
          </table:table-cell>
          <table:table-cell table:style-name="Table1.E2" office:value-type="string">
            <text:p text:style-name="P57">Camarero et al (2017) Regresión logística (1-29)</text:p>
            <text:p text:style-name="P55">Darlington &amp; Hayes 2016 Cap18 Logistic regression</text:p>
          </table:table-cell>
        </table:table-row>
        <table:table-row>
          <table:table-cell table:style-name="Table1.A2" table:number-rows-spanned="4" office:value-type="string">
            <text:p text:style-name="P7">Junio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0">13. Regresión logística II</text:p>
            <text:list xml:id="list85323682626249" text:continue-numbering="true" text:style-name="L1">
              <text:list-item>
                <text:p text:style-name="P71">Estimación de parámetros</text:p>
              </text:list-item>
              <text:list-item>
                <text:p text:style-name="P73">Inferencia</text:p>
              </text:list-item>
              <text:list-item>
                <text:p text:style-name="P73"><text:span text:style-name="T4">Predicción</text:span></text:p>
              </text:list-item>
            </text:list>
          </table:table-cell>
          <table:table-cell table:style-name="Table1.A2" office:value-type="string">
            <text:p text:style-name="P58">Notas entrega 1</text:p>
          </table:table-cell>
          <table:table-cell table:style-name="Table1.E2" office:value-type="string">
            <text:p text:style-name="P57">Camarero et al (2017) Regresión logística (30-58)</text:p>
            <text:p text:style-name="P40">Darlington &amp; Hayes 2016 Cap18 Logistic regression</text:p>
            <text:p text:style-name="P54"/>
          </table:table-cell>
        </table:table-row>
        <table:table-row>
          <table:covered-table-cell/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0">14. <text:span text:style-name="T14">Detección y manejo de irregularidades en modelos de regresión</text:span></text:p>
          </table:table-cell>
          <table:table-cell table:style-name="Table1.A2" office:value-type="string">
            <text:p text:style-name="P51">Asesorías a trabajos – horarios a convenir</text:p>
          </table:table-cell>
          <table:table-cell table:style-name="Table1.E2" office:value-type="string">
            <text:p text:style-name="P52"><text:span text:style-name="T9">* Darlington &amp; Hayes 2016 Cap</text:span>16<text:span text:style-name="T9"> </text:span>Detecting and Managing Irregularities</text:p>
          </table:table-cell>
        </table:table-row>
        <table:table-row>
          <table:covered-table-cell/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17">15. <text:s/><text:span text:style-name="T16">Relaciones no lineales </text:span></text:p>
            <text:list xml:id="list85325382092114" text:continue-numbering="true" text:style-name="L1">
              <text:list-item>
                <text:p text:style-name="P74">Transformaciones</text:p>
              </text:list-item>
              <text:list-item>
                <text:p text:style-name="P74">Centrado</text:p>
              </text:list-item>
            </text:list>
          </table:table-cell>
          <table:table-cell table:style-name="Table1.A2" office:value-type="string">
            <text:p text:style-name="P30">Entrega 2 Trabajo</text:p>
          </table:table-cell>
          <table:table-cell table:style-name="Table1.E2" office:value-type="string">
            <text:p text:style-name="P39"><text:span text:style-name="T9">* Darlington &amp; Hayes 2016 Cap</text:span>1<text:span text:style-name="T16">2 Nonlinear relationships</text:span></text:p>
          </table:table-cell>
        </table:table-row>
        <table:table-row>
          <table:covered-table-cell/>
          <table:table-cell table:style-name="Table1.A2" office:value-type="string">
            <text:p text:style-name="P36">24</text:p>
          </table:table-cell>
          <table:table-cell table:style-name="Table1.A2" office:value-type="string">
            <text:p text:style-name="P37">16. Retroalimentación trabajos <text:span text:style-name="T16">y repaso de contenidos.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Ju<text:span text:style-name="T15">lio</text:span></text:p>
          </table:table-cell>
          <table:table-cell table:style-name="Table1.A2" office:value-type="string">
            <text:p text:style-name="P36">01</text:p>
          </table:table-cell>
          <table:table-cell table:style-name="Table1.A2" office:value-type="string">
            <text:p text:style-name="P37">17. <text:span text:style-name="T5">Examen final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P4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48:03.020865121</meta:creation-date>
    <dc:date>2019-05-15T08:53:22.773550035</dc:date>
    <meta:editing-duration>PT10H54M34S</meta:editing-duration>
    <meta:editing-cycles>23</meta:editing-cycles>
    <meta:generator>LibreOffice/5.1.6.2$Linux_X86_64 LibreOffice_project/10m0$Build-2</meta:generator>
    <meta:document-statistic meta:table-count="1" meta:image-count="0" meta:object-count="0" meta:page-count="3" meta:paragraph-count="112" meta:word-count="526" meta:character-count="3359" meta:non-whitespace-character-count="2965"/>
  </office:meta>
</office:document-meta>
</file>